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1 - The Hook*</text:p>
      <text:p text:style-name="Standard"/>
      <text:p text:style-name="Standard"/>
      <text:p text:style-name="Standard">Hace mucho, muho tiempo, cuando la tierra era aun joven, en un lugar remoto, existio un reino pacifico cuyos fundamentos se basaron en la amistad, la libertad y el conocimiento.</text:p>
      <text:p text:style-name="Standard">Y despues de florecer magnifico desaparecio, mucho antes de la antiguedad, cubierto por las arenas del tiempo.</text:p>
      <text:p text:style-name="Standard">Un reino de exuberante belleza, rebozante de vida, llamado</text:p>
      <text:p text:style-name="Standard"/>
      <text:p text:style-name="Standard">RAINLAND.</text:p>
      <text:p text:style-name="Standard"/>
      <text:p text:style-name="Standard">Y fue asi que,</text:p>
      <text:p text:style-name="Standard">en uno de aquellos dias, en una manana de primavera, sucedio que...</text:p>
      <text:p text:style-name="Standard"/>
      <text:p text:style-name="Standard">En el corazón de Rainland, donde las montañas rozan el cielo y los bosques susurran secretos ancestrales, una joven llamada Elara se encontraba enfrentando uno de sus mayores desafíos.</text:p>
      <text:p text:style-name="Standard"/>
      <text:p text:style-name="Standard">Suspendida a gran altura en la cara oeste de la Gran Montaña, el pico mas alto de Rainland, <text:s/>Escalaba lentamente, paso a paso, <text:s/>la imponente pared escarpada. </text:p>
      <text:p text:style-name="Standard"/>
      <text:p text:style-name="Standard">Desde esta altura, el paisaje de Rainland se desplegaba como una visión lejana y diminuta. Los pequeños pueblos parecían manchas en la distancia, ocultos entre los verdes bosques que se extendían como un manto vivo. Los valles de vivos colores se ondulaban suavemente, y los ríos serpenteaban, brillando a la luz del sol. Todo lo que conocía, todo lo que alguna vez pensó que era vasto y majestuoso, ahora parecía insignificante. La tierra, que creía conocer en detalle, parecía tan pequeña, tan distante, como si perteneciera a otro mundo.</text:p>
      <text:p text:style-name="Standard"/>
      <text:p text:style-name="Standard"/>
      <text:p text:style-name="Standard">El sol, aún bajo en el horizonte, proyectaba sombras largas y suaves sobre la montaña, mientras el cielo, de un azul profundo, contrastaba con la blancura de las nubes que flotaban, dispersas y ligeras. Era una mañana perfecta de primavera. Las condiciones eran inmejorables, el clima estaba de su lado, y aun así, una sombra de duda comenzaba a insinuarse en su mente.</text:p>
      <text:p text:style-name="Standard"/>
      <text:p text:style-name="Standard">El viento, que en la base era solo una brisa suave, se volvía más fuerte a medida que ascendía, y empezaba ya a empujar con fuerza.</text:p>
      <text:p text:style-name="Standard">Y Elara subia, sin pausa, mas y mas alto.</text:p>
      <text:p text:style-name="Standard"/>
      <text:p text:style-name="Standard">A cada paso que subía, a cada nuevo metro que ganaba, la incertidumbre crecía. El mapa que llevaba en su mochila había indicado un lugar preciso en la montaña. Según las antiguas leyendas, allí se encontraba el Codex de Rainland, un libro perdido que contenía los secretos del universo, las respuestas a todas las preguntas que Elara había acumulado en su vida. Sin embargo, la idea de que el libro pudiera no estar allí, de que tal vez todo fuera un mito, empezaba a corroer su determinación.</text:p>
      <text:p text:style-name="Standard"/>
      <text:p text:style-name="Standard"/>
      <text:p text:style-name="Standard">Elara se aferraba con fuerza a las rocas resbaladizas de la Gran Montaña, sintiendo el frío viento que azotaba su rostro. Cada paso hacia arriba era más difícil que el anterior. La misión que había emprendido, la búsqueda del Codex, se sentía cada vez más inalcanzable.</text:p>
      <text:p text:style-name="Standard"/>
      <text:p text:style-name="Standard"><text:soft-page-break/>El cielo, antes claro y brillante, empezaba a cubrirse con nubes grises. Los dedos de Elara temblaban, no solo por el frío, sino también por el peso de la duda que comenzaba a llenar su corazón. El mapa que llevaba consigo la había guiado hasta aquí, pero ahora, casi al final del camino, empezaba a pensar que nunca encontraría la cueva que indicaba. </text:p>
      <text:p text:style-name="Standard"/>
      <text:p text:style-name="Standard">De improviso, el tiempo cambio.</text:p>
      <text:p text:style-name="Standard">El cielo se oscurecio en un instante cubierto por una capa densa de nubes de color negro morado oscuro.</text:p>
      <text:p text:style-name="Standard">Y una fuerte tormenta electrica se desato, descargando rayos relampagos truenos sobre el valle.</text:p>
      <text:p text:style-name="Standard">Un instante despues la lluvia.</text:p>
      <text:p text:style-name="Standard">Una fuerte lluvia comenzo a azotar a Elara que colgaba con dificultad de la pared rocosa.</text:p>
      <text:p text:style-name="Standard">Y el viento, con la fuerza de un huracan comenzo a sacudir a Elara intentando desprenderla de roca.</text:p>
      <text:p text:style-name="Standard">Elara se aferro a la piedra con todas sus fuerzas pero una fuerte rafaga la lanzo hacia un lado haciendo que una de sus manos se suelte de la pared, se balanceo, y entonces la mochila que llevaba en su espalda se solto y cayo al vacio.</text:p>
      <text:p text:style-name="Standard">-"El mapa!"- penso en el mismo instante que intento coger la mochila, en un acto reflejo.</text:p>
      <text:p text:style-name="Standard">pero la mochila cayo, la vio caer, y con ella el mapa.</text:p>
      <text:p text:style-name="Standard"/>
      <text:p text:style-name="Standard">Elara consiguio recuperar el agarre y se movio debajo de una cornisa que la protegio de la tormenta durante un momento.</text:p>
      <text:p text:style-name="Standard">Ahora sabia que estaba perdida en la montana, sin esperanza de encontrar la cueva.</text:p>
      <text:p text:style-name="Standard">La tormenta ceso tan rapido como habia comenzado.</text:p>
      <text:p text:style-name="Standard"/>
      <text:p text:style-name="Standard">Elara había creído siempre en el *Espíritu de la Lluvia*, un ser poderoso llamado "Thunk" que, según las antiguas leyendas, era el creador de toda la vida. Su abuela, Mag, le contaba historias sobre cómo Thunk guiaba y protegía a los valientes que confiaban en él. Elara había crecido con esa creencia, sintiendo la presencia del poderoso dios Thunk en cada gota de lluvia y en el susurro del viento. Pero ahora, en este momento crucial, su fe comenzaba a desvanecerse.</text:p>
      <text:p text:style-name="Standard"/>
      <text:p text:style-name="Standard">—*Espíritu de la Lluvia, por favor, ayudame, muéstrame el camino...* —murmuró Elara con la voz apenas audible.</text:p>
      <text:p text:style-name="Standard">Pero El silencio fue su única respuesta.</text:p>
      <text:p text:style-name="Standard"/>
      <text:p text:style-name="Standard">Durante varios minutos más, Elara continuó subiendo, pero cada vez más despacio, con la sensación de que la montaña misma estaba empujándola hacia abajo. **El Espíritu no estaba allí**, o al menos, no parecía estarlo. La angustia la golpeó con fuerza. ¿Y si todo lo que había creído desde niña no era más que un mito? ¿Y si estaba sola en esta misión?</text:p>
      <text:p text:style-name="Standard"/>
      <text:p text:style-name="Standard">Se detuvo, apoyando su frente contra la roca fría. El cansancio la invadía. Por primera vez, consideró la posibilidad de rendirse.</text:p>
      <text:p text:style-name="Standard"/>
      <text:p text:style-name="Standard">Elara alcanzó finalmente un pequeño saliente en la roca, un lugar donde pudo detenerse y descansar unos momentos. Se sentó sobre la fría piedra y, por primera vez desde que había comenzado su ascenso, permitió que la frustración se instalara en su pecho. </text:p>
      <text:p text:style-name="Standard">"¿Por qué estoy aquí?"</text:p>
      <text:p text:style-name="Standard"/>
      <text:p text:style-name="Standard">La cueva que senalaba el mapa debia estar por esta zona, no podia estar muy lejos, y sin embargo, no habia rastros de ella.</text:p>
      <text:p text:style-name="Standard">Elara sintio la profunda frustracion del fracaso.</text:p>
      <text:p text:style-name="Standard"><text:soft-page-break/>-"La mision ha terminado"- dijo para si misma.</text:p>
      <text:p text:style-name="Standard"/>
      <text:p text:style-name="Standard"/>
      <text:p text:style-name="Standard">su mano busco el amuleto que llevaba colgando del cuello.</text:p>
      <text:p text:style-name="Standard">Una imagen del simbolo de la vida, el arbol y la serpiente.</text:p>
      <text:p text:style-name="Standard"/>
      <text:p text:style-name="Standard">observo el amuleto por un instante.</text:p>
      <text:p text:style-name="Standard">recordo como Johf un anciano amigo se lo dio el dia de su partida.</text:p>
      <text:p text:style-name="Standard">-"Te dara suerte"-, dijo.</text:p>
      <text:p text:style-name="Standard">Ahora, sin el mapa, perdida en la montana, sin esperanza de encontrar lo que habia venido a buscar y al limite de sus fuerzas, sentia que aquel amuleto estaba teniendo el efecto opuesto al esperado.</text:p>
      <text:p text:style-name="Standard"/>
      <text:p text:style-name="Standard">Arranco el amuleto con fuerza y sin pensar lo arrojo al vacio.</text:p>
      <text:p text:style-name="Standard">lo vio caer alli por donde la montanya cae a plomo sobre el valle, perdiendose en la distancia.</text:p>
      <text:p text:style-name="Standard"/>
      <text:p text:style-name="Standard">Estaba agotada, tanto física como mentalmente. Miró hacia el gran valle bajo sus pies, hacia ese paisaje que tan bien conocía pero que ahora parecía irreconocible.</text:p>
      <text:p text:style-name="Standard"/>
      <text:p text:style-name="Standard">El viento producía aquí un sonido diferente, un murmullo que la envolvía, como si la montaña misma intentara hablarle. Pero, como tantas veces antes, el viento no proporcionaba las respuestas que necesitaba.</text:p>
      <text:p text:style-name="Standard"/>
      <text:p text:style-name="Standard">"¿Qué es todo esto?", se preguntó, observando el valle.</text:p>
      <text:p text:style-name="Standard">"¿Por qué sucede todo esto?". La idea de que había una razón detrás de todo lo que estaba viviendo, de que su vida no era solo una serie de eventos fortuitos, se había arraigado en ella desde hacía años.</text:p>
      <text:p text:style-name="Standard"/>
      <text:p text:style-name="Standard"/>
      <text:p text:style-name="Standard"/>
      <text:p text:style-name="Standard">Abrió los ojos y miró nuevamente hacia el valle. La esperanza de encontrar el Codex se alejaba con cada minuto que pasaba. No había señales del libro, ni del lugar sagrado que los antiguos textos mencionaban. Solo estaba ella, sola ante la inmensidad de la montaña, con más preguntas que respuestas.</text:p>
      <text:p text:style-name="Standard"/>
      <text:p text:style-name="Standard"/>
      <text:p text:style-name="Standard"/>
      <text:p text:style-name="Standard">-----------------</text:p>
      <text:p text:style-name="Standard"/>
      <text:p text:style-name="Standard"><text:s/>2 - Background*</text:p>
      <text:p text:style-name="Standard"/>
      <text:p text:style-name="Standard">Elara cerró los ojos un instante, permitiendo que los recuerdos la envolvieran. La escena del pasado se desplegó ante ella nítida, vívida, como si estuviera ocurriendo en ese mismo momento.</text:p>
      <text:p text:style-name="Standard"/>
      <text:p text:style-name="Standard">Se encontraba en una sala oculta y reservada dentro de la biblioteca del Templo de la Lluvia, un lugar sagrado y antiguo que parecía existir fuera del tiempo. El aire estaba impregnado con el suave aroma del incienso, que ascendía en espirales hacia lo alto, perdiéndose en las sombras de los techos abovedados. El canto hipnótico de los monjes resonaba en los pasillos de piedra, un eco lejano que reforzaba la sensación de que aquel templo era un refugio de otro mundo, apartado de la vida diaria de Rainland.</text:p>
      <text:p text:style-name="Standard"/>
      <text:p text:style-name="Standard"><text:soft-page-break/>El Templo de la Lluvia era una maravilla arquitectónica, con sus arcos elevados y columnas talladas con patrones tan intrincados que parecían contar una historia en sí mismos. Las paredes estaban cubiertas de símbolos y grabados antiguos, algunos apenas visibles, desgastados por el tiempo. Nadie sabía con certeza quién lo había construido ni cuándo, pero generaciones de adoradores de la lluvia habían mantenido el lugar con reverencia, respetando los misterios que encerraba.</text:p>
      <text:p text:style-name="Standard"/>
      <text:p text:style-name="Standard">Los colores tenues de las antorchas y las lámparas de aceite danzaban en las piedras de las paredes, proyectando sombras que parecían cobrar vida propia. El ambiente era solemne, cargado con una sensación de misterio y conocimiento oculto. Aquella sala en particular, donde Elara y el anciano sacerdote Khron se encontraban, era diferente a cualquier otra. Cerrada al acceso común, custodiaba los textos más antiguos y secretos del templo.</text:p>
      <text:p text:style-name="Standard"/>
      <text:p text:style-name="Standard">Frente a ellos, sobre una mesa de piedra, descansaban varios rollos de pergamino cubiertos de polvo, tan antiguos que parecía que el simple contacto los haría desintegrarse. Durante meses, Elara y Khron habían estado sumidos en un estudio exhaustivo de aquellos escritos, con la esperanza de descifrar los símbolos, mapas y enigmas que hablaban del paradero de un antiguo códice perdido. Elara había pasado largas noches a la luz de las velas, con sus ojos fijos en los dibujos extraños y confusos que adornaban los pergaminos. La sensación de que se encontraba al borde de un descubrimiento siempre la acompañaba, pero también la frustración de no poder desentrañar completamente los misterios que contenían.</text:p>
      <text:p text:style-name="Standard"/>
      <text:p text:style-name="Standard">El códice del que hablaban las leyendas no era cualquier libro; se decía que encerraba todo el conocimiento del mundo, un compendio de sabiduría tan vasta y poderosa que su existencia había sido cuidadosamente oculta para evitar que cayera en las manos equivocadas. No obstante, ni ella ni Khron creían que fuera una simple leyenda. Estaban seguros de que el códice existía, y que su paradero se hallaba escondido en algún lugar remoto de Rainland.</text:p>
      <text:p text:style-name="Standard"/>
      <text:p text:style-name="Standard">Khron, el anciano sacerdote del templo, era un hombre de pocas palabras pero de una sabiduría profunda. Con su túnica gris y su rostro marcado por el tiempo, él había sido su guía durante todo aquel proceso. Cada vez que Elara se encontraba estancada en algún punto de la investigación, era Khron quien sugería nuevas formas de ver los símbolos, nuevas interpretaciones. El brillo de la sabiduría en sus ojos dejaba en claro que el tiempo y la paciencia eran sus mejores aliados.</text:p>
      <text:p text:style-name="Standard"/>
      <text:p text:style-name="Standard">Una tarde, tras semanas de exhaustivo trabajo, Elara y Khron concentraban sus esfuerzos en un conjunto de seis antiguos pergaminos que habían encontrado en una sección polvorienta y olvidada de la biblioteca del templo. Los pergaminos estaban cubiertos de dibujos extraños, sin orden aparente, que desconcertaban tanto a Elara como al anciano. Eran figuras geométricas, patrones que parecían caóticos a simple vista. ¿Qué significaban? ¿Por qué habían sido conservados con tanto cuidado a lo largo de los siglos?</text:p>
      <text:p text:style-name="Standard"/>
      <text:p text:style-name="Standard">Con cautela, extendieron los pergaminos sobre una gran mesa de piedra que ocupaba el centro de la sala. El polvo se levantó ligeramente en el aire al desplegarlos. Elara observaba los símbolos, intentando encontrar algún patrón. Los rayos de luz de la tarde se colaban por las ventanas altas del templo, iluminando los pergaminos de manera irregular. La escena tenía una atmósfera casi mística. </text:p>
      <text:p text:style-name="Standard"/>
      <text:p text:style-name="Standard">Y entonces, ocurrió algo inesperado. Mientras colocaban los pergaminos uno sobre otro, los ojos de Elara se iluminaron. Algunas líneas y símbolos en los diferentes pergaminos parecían coincidir entre sí. Al principio, solo era una ligera coincidencia, pero al mover los pergaminos en distintas combinaciones, la imagen comenzó a hacerse clara.</text:p>
      <text:p text:style-name="Standard"><text:soft-page-break/></text:p>
      <text:p text:style-name="Standard">—Khron, ¡mira! —dijo, con una mezcla de asombro y excitación en su voz.</text:p>
      <text:p text:style-name="Standard"/>
      <text:p text:style-name="Standard">El anciano se acercó, y ambos comenzaron a reorganizar los pergaminos, superponiéndolos en distintas secuencias, buscando la clave. Después de varios intentos, finalmente, los dibujos encajaron. Lo que antes era caos ahora revelaba una imagen coherente.</text:p>
      <text:p text:style-name="Standard"/>
      <text:p text:style-name="Standard">Se trataba de un mapa.</text:p>
      <text:p text:style-name="Standard"/>
      <text:p text:style-name="Standard">El corazón de Elara latía con fuerza mientras estudiaban cada detalle. El mapa mostraba la geografía de Rainland, y en el centro de la cara oeste de la Gran Montaña, un símbolo inconfundible marcaba el lugar donde debía encontrarse el códice. </text:p>
      <text:p text:style-name="Standard"/>
      <text:p text:style-name="Standard">El sonido lejano de los cantos de los monjes volvía a llenar la sala, como un eco distante de la realidad que la rodeaba. Elara abrió los ojos de nuevo, regresando al presente. </text:p>
      <text:p text:style-name="Standard">-------------------</text:p>
      <text:p text:style-name="Standard"/>
      <text:p text:style-name="Standard"/>
      <text:p text:style-name="Standard"><text:s/>3- THE HOST</text:p>
      <text:p text:style-name="Standard"/>
      <text:p text:style-name="Standard">Eran las primeras horas de la manana y El sol se encontraba todavia del otro lado de la montana.</text:p>
      <text:p text:style-name="Standard">Se levantó con esfuerzo y sacudió el polvo de sus manos. No podía rendirse, no ahora.</text:p>
      <text:p text:style-name="Standard"/>
      <text:p text:style-name="Standard">Recordó las palabras de Mag: "No importa si el Espíritu de la Lluvia responde o no. Lo importante es que tengas fe, Elara. La fe es lo que te hará fuerte en los momentos más difíciles. Confía en que el camino se abrirá para ti.</text:p>
      <text:p text:style-name="Standard">Manten la esperanza.</text:p>
      <text:p text:style-name="Standard">Lucha, hasta el final."</text:p>
      <text:p text:style-name="Standard"/>
      <text:p text:style-name="Standard"/>
      <text:p text:style-name="Standard">Elara ajustó su mochila y se preparó para reanudar su escalada.</text:p>
      <text:p text:style-name="Standard">Cuando algo inesperado la sorprendio.</text:p>
      <text:p text:style-name="Standard"/>
      <text:p text:style-name="Standard">Justo delante de ella, en un ángulo previamente oculto por la irregularidad de la roca, se reveló la entrada de una cueva. La abertura, oscura y profunda, parecía haber aparecido de la nada, como si el mismo paisaje hubiera decidido mostrársela en ese preciso momento. Un escalofrío recorrió su espalda, y una sensación de misterio se apoderó de ella. </text:p>
      <text:p text:style-name="Standard"/>
      <text:p text:style-name="Standard">"Juraria que Esta entrada no estaba aquí hace un momento," pensó, desconcertada. </text:p>
      <text:p text:style-name="Standard"/>
      <text:p text:style-name="Standard">Las paredes de la entrada estaban cubiertas de musgo protegiendo el lugar de miradas indiscretas, ocultandolo posiblemente durante siglos.</text:p>
      <text:p text:style-name="Standard"/>
      <text:p text:style-name="Standard">Se acerco para observar la entrada desde diferentes angulos antes de decidirse a entrar </text:p>
      <text:p text:style-name="Standard"/>
      <text:p text:style-name="Standard">--- (inicio la fe 2)</text:p>
      <text:p text:style-name="Standard"/>
      <text:p text:style-name="Standard">Allí, en medio de una roca alta, vio un símbolo tallado, el mismo que había visto en los antiguos pergaminos: el signo del Espíritu de la Lluvia, el arbol y la serpiente, simbolo de la vida.</text:p>
      <text:p text:style-name="Standard"><text:soft-page-break/>Elara sintió un escalofrío recorrer su cuerpo. </text:p>
      <text:p text:style-name="Standard">— Es aqui. Esta es la cueva. —susurró.</text:p>
      <text:p text:style-name="Standard"/>
      <text:p text:style-name="Standard">Elara volvio a escuchar la voz de su abuela, Mag, que le decia: -"El Espiritu de la lluvia no te abandonara."-</text:p>
      <text:p text:style-name="Standard"/>
      <text:p text:style-name="Standard"/>
      <text:p text:style-name="Standard">--- (fin la fe 2)</text:p>
      <text:p text:style-name="Standard"/>
      <text:p text:style-name="Standard">Mientras analizaba un conjunto de simbolos tallados en la pared de la cueva</text:p>
      <text:p text:style-name="Standard">un susurro suave, casi imperceptible, se deslizó entre las corrientes de aire que soplaban alrededor de la montaña. "Elara." </text:p>
      <text:p text:style-name="Standard"/>
      <text:p text:style-name="Standard">El sonido la hizo estremecerse. Sacudió la cabeza, intentando convencerse de que era solo el viento jugando con su mente. Pero el susurro volvió, esta vez más claro y persistente. "Elara."</text:p>
      <text:p text:style-name="Standard"/>
      <text:p text:style-name="Standard">"¿Hay alguien ahí?" - pregunto.</text:p>
      <text:p text:style-name="Standard">Nadie respondió, pero el silencio que siguió no fue menos perturbador. Algo, o alguien, la estaba llamando.</text:p>
      <text:p text:style-name="Standard">la voz la llamaba con tal claridad que era imposible ignorarla</text:p>
      <text:p text:style-name="Standard">El susurro se hizo eco una vez más, ahora más cercano, más insistente, provenia claramente del interior de la cueva. "Elara."</text:p>
      <text:p text:style-name="Standard"/>
      <text:p text:style-name="Standard">Elara se adentró en la cueva. Caminaba lentamente, cada paso resonaba en la oscuridad, cada sonido era amplificado por las paredes de roca que la rodeaban. A medida que se adentraba más y más, la luz exterior comenzó a desvanecerse, reemplazada por una penumbra que hacía que su entorno se sintiera cada vez más opresivo.</text:p>
      <text:p text:style-name="Standard">Continuo paso a paso caminando lentamente hacia el interior de la cueva. La oscuridad se volvio palpable, envolvente, como un manto que amenazaba con devorarla por completo.</text:p>
      <text:p text:style-name="Standard">sintió cómo la temperatura descendía, y su piel se erizó por el frío que parecía emanar de las profundidades.</text:p>
      <text:p text:style-name="Standard"/>
      <text:p text:style-name="Standard"/>
      <text:p text:style-name="Standard">Un crujido resonó a su derecha, haciéndola detenerse en seco. </text:p>
      <text:p text:style-name="Standard">Cuando algo se avalanzo sobre ella. Una sombra, que casi la golpea en el rostro, la hizo dar un salto hacia atras.</text:p>
      <text:p text:style-name="Standard">un pequeño animal, probablemente un murciélago, que se deslizaba rápidamente entre las sombras antes de desaparecer. </text:p>
      <text:p text:style-name="Standard">Elara exhaló un suspiro de alivio, pero el incidente no hizo más que intensificar la sensación de que algo la estaba observando desde el interior de la cueva.</text:p>
      <text:p text:style-name="Standard">Algo la observaba. Podía sentirlo, una presencia desconocida parecía vigilar cada uno de sus movimientos. </text:p>
      <text:p text:style-name="Standard"/>
      <text:p text:style-name="Standard">Se giro para continuar su camino y se topo con un hombre parado justo delante de ella.</text:p>
      <text:p text:style-name="Standard">Su rostro palidecio y su sangre se helo al instante, un grito de terror escapo de su boca.</text:p>
      <text:p text:style-name="Standard">dio un salto hacia atras y entonces vio su rostro.</text:p>
      <text:p text:style-name="Standard">Era Khrom, el sacerdote.</text:p>
      <text:p text:style-name="Standard"/>
      <text:p text:style-name="Standard">"No es posible. Khrom, que haces aqui?"- pregunto confundida.</text:p>
      <text:p text:style-name="Standard"><text:soft-page-break/>Khrom respondio mirandola a los ojos : -"Tu fé te protegera, y La esperanza te guíara allí adonde quieras llegar "-</text:p>
      <text:p text:style-name="Standard">Y en ese instante desaparecio, delante de sus ojos.</text:p>
      <text:p text:style-name="Standard"/>
      <text:p text:style-name="Standard">Respiro hondo.</text:p>
      <text:p text:style-name="Standard">Miro alrededor. Estaba sola.</text:p>
      <text:p text:style-name="Standard">Y continuo caminando. Despacio.</text:p>
      <text:p text:style-name="Standard"/>
      <text:p text:style-name="Standard"/>
      <text:p text:style-name="Standard">Más adentro, donde la luz del sol no alcanzaba, un extraño resplandor iluminaba en la oscuridad. Las paredes de la cueva, que hasta ahora habían sido frías y sombrías, comenzaron a brillar suavemente, como si reflejaran la luz de un lago oculto en algún lugar más profundo.</text:p>
      <text:p text:style-name="Standard">Era un resplandor suave y lejano, apenas perceptible al principio, pero suficiente para atraerla hacia él.</text:p>
      <text:p text:style-name="Standard"/>
      <text:p text:style-name="Standard">¿De dónde proviene la luz?"- penso.</text:p>
      <text:p text:style-name="Standard"/>
      <text:p text:style-name="Standard">Sus pasos la llevaron más cerca de la fuente de luz, y entonces lo vio. </text:p>
      <text:p text:style-name="Standard">En un rincón apartado, parcialmente oculto entre las piedras y cubierto por una capa de musgo, se encontraba el origen del resplandor, <text:s/>un libro antiguo.</text:p>
      <text:p text:style-name="Standard">brillaba con una luz etérea que parecía provenir de otro mundo. </text:p>
      <text:p text:style-name="Standard"/>
      <text:p text:style-name="Standard"><text:s/>El libro no era como ninguno que Elara hubiera visto antes. Parecía estar hecho de un material desconocido, su superficie brillaba con un suave resplandor dorado, mientras extrañas inscripciones y símbolos similares a los que habia visto en los relieves de las paredes de piedra del templo de la lluvia, <text:s/>se movían y cambiaban cuando no los miraba directamente.</text:p>
      <text:p text:style-name="Standard">Elara se agachó frente al libro, conteniendo la respiración, como si en cualquier momento pudiera desvanecerse ante sus ojos.</text:p>
      <text:p text:style-name="Standard"/>
      <text:p text:style-name="Standard">El corazón de Elara dio un vuelco.</text:p>
      <text:p text:style-name="Standard">El libro existe.</text:p>
      <text:p text:style-name="Standard"/>
      <text:p text:style-name="Standard">El codice perdido de Rainland.</text:p>
      <text:p text:style-name="Standard"/>
      <text:p text:style-name="Standard">---</text:p>
      <text:p text:style-name="Standard"/>
      <text:p text:style-name="Standard"/>
      <text:p text:style-name="Standard">### CLIMAX</text:p>
      <text:p text:style-name="Standard"/>
      <text:p text:style-name="Standard">Elara se quedó inmóvil. "El libro existe", pensó con sus ojos fijos en el resplandor hipnótico que emanaba del códice. Era real. La leyenda del Codex de Rainland no era solo un mito. </text:p>
      <text:p text:style-name="Standard"/>
      <text:p text:style-name="Standard">Con cautela, dio un paso más hacia el códice. Las manos le temblaban mientras avanzaba, pero no era solo el frío de la cueva lo que la inquietaba. Era la inmensidad de lo que el libro representaba. La promesa de respuestas, de conocimiento más allá de lo comprensible. Sin embargo, algo en su interior la advertía de que lo que estaba a punto de desatar era mucho más grande de lo que podía imaginar.</text:p>
      <text:p text:style-name="Standard"/>
      <text:p text:style-name="Standard">Mientras se aproximaba, el aire pareció cambiar. Una ligera vibración llenó la cueva, como si las paredes resonaran con un eco sutil pero persistente. Fue entonces cuando lo sintió por primera vez. Algo se movía a su alrededor, una presencia invisible pero palpable. No estaba sola.</text:p>
      <text:p text:style-name="Standard"><text:soft-page-break/></text:p>
      <text:p text:style-name="Standard">La luz del códice titiló, y Elara detuvo su avance. En la penumbra, una tenue iluminación comenzó a materializarse a lo lejos, casi imperceptible al principio. Era como un destello que danzaba en el aire, pero luego se intensificó, como si algo estuviera tomando forma dentro de la cueva. </text:p>
      <text:p text:style-name="Standard"/>
      <text:p text:style-name="Standard">Su primer pensamiento fue que se trataba de una ilusión, un reflejo en las piedras húmedas. Pero la luz seguía creciendo. Lentamente, una figura emergió de la oscuridad. Sus contornos eran borrosos, pero a medida que Elara la observaba, reconoció algo familiar. Era... imposible. Allí, en la penumbra, vio la figura de su abuela, Mag, con su delantal de cocina, amasando pan con las manos agrietadas y firmes, como había hecho tantas veces en su niñez.</text:p>
      <text:p text:style-name="Standard"/>
      <text:p text:style-name="Standard">El olor del pan recién horneado llenó el aire. Fue tan vívido, tan real, que por un instante Elara olvidó dónde estaba. "¿Mag?", susurró, sus ojos llenos de lágrimas. La nostalgia golpeó con fuerza su pecho. Quería correr hacia ella, abrazarla, sentir su calor. Pero algo en la escena no estaba bien. Mag no la miraba. No parecía saber que Elara estaba allí. Continuaba con su tarea, como una proyección de otro tiempo.</text:p>
      <text:p text:style-name="Standard"/>
      <text:p text:style-name="Standard">La escena cambió bruscamente. Ahora veía a Geph y Thura, sus amigos de la infancia, jugando junto al río bajo el sol cálido de un verano lejano. Sus risas llenaban el aire, y Elara sintió un dolor profundo, un anhelo por esos días despreocupados. Los colores eran intensos, el agua cristalina reflejaba el cielo azul, pero al mismo tiempo, había algo inquietante en esa visión, como si fuera un eco distorsionado de la realidad.</text:p>
      <text:p text:style-name="Standard"/>
      <text:p text:style-name="Standard">De nuevo, la visión se desvaneció, y ante sus ojos apareció Krom, el sacerdote, trabajando la tierra con dedicación. Pero no era el Krom que ella conocía. Había una dureza en sus gestos, una sombra oscura en su rostro. La tierra que cavaba parecía árida y muerta, como si el suelo estuviera maldito. Luego, otras figuras se materializaron: los antiguos constructores del Templo de la Lluvia, trabajando juntos para erigir las majestuosas paredes. Todo parecía tan distante, tan ajeno a ella, pero al mismo tiempo, profundamente conectado a algo que no podía comprender.</text:p>
      <text:p text:style-name="Standard"/>
      <text:p text:style-name="Standard">De repente, la visión cambió por completo. Una ciudad desconocida apareció ante sus ojos, brillante y majestuosa. Las calles estaban llenas de vida, la arquitectura imponente, pero el caos reinaba en todas partes. Figuras corrían de un lado a otro, gritando palabras que no podía entender. Era como estar atrapada en una pesadilla, en un mundo que existía más allá de la comprensión humana.</text:p>
      <text:p text:style-name="Standard"/>
      <text:p text:style-name="Standard">"¿Qué es esto? ¿Qué está sucediendo?", preguntó en voz alta, pero no hubo respuesta. La visión se disolvió tan rápidamente como había aparecido, dejándola sola en la penumbra de la cueva. La sensación de vacío la invadió de nuevo. Elara jadeaba, su corazón latía con fuerza en su pecho, pero no podía permitirse el lujo de detenerse.</text:p>
      <text:p text:style-name="Standard"/>
      <text:p text:style-name="Standard">Con pasos inciertos, avanzó hacia el libro. El códice parecía llamarla, un susurro silencioso que se filtraba en su mente. Sus pies resonaban en el suelo de la cueva, el eco multiplicándose a su alrededor. Pero apenas había dado unos pocos pasos cuando la temperatura descendió bruscamente. Un escalofrío recorrió su cuerpo, y el aire, que antes era fresco, se volvió gélido.</text:p>
      <text:p text:style-name="Standard"/>
      <text:p text:style-name="Standard">Elara tembló, su aliento formaba pequeñas nubes frente a su rostro. Miró hacia abajo y vio que el suelo comenzaba a congelarse. El hielo se extendía rápidamente, cubriendo todo a su alrededor. Las paredes de la cueva brillaban con una escarcha blanca que parecía respirar, moviéndose con vida propia. Elara <text:soft-page-break/>intentó moverse, pero el frío la paralizó. Sus músculos se tensaron y un dolor agudo se apoderó de sus huesos.</text:p>
      <text:p text:style-name="Standard"/>
      <text:p text:style-name="Standard">El aire alrededor de ella se espesó, convirtiéndose en una niebla densa y helada que la envolvía. Parecía una criatura viva, retorciéndose y serpenteando a su alrededor, cada vez más cerca. Elara jadeaba, luchando por respirar. La niebla era tan fría que quemaba su piel.</text:p>
      <text:p text:style-name="Standard"/>
      <text:p text:style-name="Standard">La cueva comenzó a girar. Primero fue un movimiento lento, casi imperceptible, pero rápidamente se volvió frenético. Todo a su alrededor se distorsionaba, como si la realidad misma estuviera siendo arrancada de su lugar. Su equilibrio se desvaneció, y el mareo la golpeó con fuerza. Cayó de rodillas, con las manos apoyadas en el suelo helado, intentando no perder la conciencia.</text:p>
      <text:p text:style-name="Standard"/>
      <text:p text:style-name="Standard">El rugido comenzó entonces. Un sonido ensordecedor, como si la cueva misma estuviera gritando, llenó el espacio. Era un sonido inhumano, un lamento profundo y caótico que resonaba en su cabeza, llenándola de un terror absoluto. Las paredes temblaban y la tierra bajo sus pies parecía a punto de quebrarse.</text:p>
      <text:p text:style-name="Standard"/>
      <text:p text:style-name="Standard">"¡BASTA!" gritó Elara, su voz apenas audible por encima del estruendo. Su grito fue un acto de pura desesperación, pero en ese instante, todo se detuvo. El rugido cesó, la niebla se desvaneció, y la cueva dejó de girar.</text:p>
      <text:p text:style-name="Standard"/>
      <text:p text:style-name="Standard">Elara permaneció allí, de rodillas, respirando con dificultad. Su cuerpo temblaba por el frío y el miedo, pero el silencio que la envolvía era absoluto. La cueva estaba en calma, como si nada hubiera sucedido.</text:p>
      <text:p text:style-name="Standard"/>
      <text:p text:style-name="Standard">Todo había vuelto a la normalidad.</text:p>
      <text:p text:style-name="Standard"/>
      <text:p text:style-name="Standard">-----------------------------------------</text:p>
      <text:p text:style-name="Standard"/>
      <text:p text:style-name="Standard"/>
      <text:p text:style-name="Standard">**Cliffhanger: Elara y el Codex**</text:p>
      <text:p text:style-name="Standard"/>
      <text:p text:style-name="Standard">Elara avanzaba lentamente, con la respiración contenida, como si el aire de la cueva estuviera hecho de vidrio y cualquier movimiento en falso pudiera hacerlo añicos. Sus ojos no se apartaban del antiguo códice que yacía en el suelo. Parecía a simple vista un libro, pero Elara sabía que no era un libro cualquiera; algo oscuro y misterioso vibraba en el aire, una energía casi tangible que impregnaba la atmósfera, haciéndola más densa, más pesada.</text:p>
      <text:p text:style-name="Standard"/>
      <text:p text:style-name="Standard">Cada paso que daba resonaba como un eco inquietante, multiplicándose en las sombras que la rodeaban. La cueva misma parecía haber cambiado, como si el acto de acercarse al códice hubiera alterado su estructura. La temperatura descendía con cada metro que se acercaba, y un escalofrío recorrió la columna de Elara, no solo por el frío, sino por el creciente presentimiento de que algo fuera de este mundo la observaba, la evaluaba.</text:p>
      <text:p text:style-name="Standard"/>
      <text:p text:style-name="Standard">A menos de un metro del libro, Elara sintió una vibración en el aire, una pulsación sorda que no solo resonaba en su entorno, sino dentro de ella. Su corazón, acelerado, parecía responder al mismo ritmo del misterioso objeto. Extendió su mano con cautela, sus dedos temblorosos rozando el aire cercano al códice.</text:p>
      <text:p text:style-name="Standard"/>
      <text:p text:style-name="Standard">Fue entonces cuando lo sintió.</text:p>
      <text:p text:style-name="Standard"><text:soft-page-break/></text:p>
      <text:p text:style-name="Standard">Una fuerza invisible se manifestó de repente, tan abrupta y poderosa que casi la lanzó al suelo. La energía era indescriptible, algo más allá de lo físico, como si el espacio mismo se hubiera vuelto denso e impenetrable. Era como intentar caminar contra una corriente que no podía ver, pero que la empujaba con una determinación implacable. Elara dio un paso atrás, sorprendida, sus ojos ensanchándose por la incredulidad. El libro la estaba rechazando.</text:p>
      <text:p text:style-name="Standard"/>
      <text:p text:style-name="Standard">Pero no iba a rendirse. "Esto no me detendrá", murmuró, decidida. Estaba tan cerca, podía sentir la energía pulsante del códice, una vibración que resonaba en sus huesos. Concentrándose, volvió a avanzar, su cuerpo tenso como una cuerda a punto de romperse. Con un esfuerzo titánico, luchó contra la resistencia invisible, sus músculos temblando bajo la presión.</text:p>
      <text:p text:style-name="Standard"/>
      <text:p text:style-name="Standard">Cada centímetro que avanzaba requería una voluntad sobrehumana, como si todo su ser estuviera empujando contra una barrera invisible. Elara apretó los dientes, sus ojos fijos en el libro, determinado a no ser vencida por esta fuerza. Con un último y desesperado esfuerzo, logró acercar su mano lo suficiente como para tocarlo con la punta de sus dedos.</text:p>
      <text:p text:style-name="Standard"/>
      <text:p text:style-name="Standard">En ese instante, el mundo explotó en luz.</text:p>
      <text:p text:style-name="Standard"/>
      <text:p text:style-name="Standard">Un rayo de energía pura salió disparado del códice, tan potente que lanzó a Elara por los aires. Fue como si un rayo la hubiera alcanzado, la fuerza impactando directamente en su pecho, recorriendo cada fibra de su ser con una intensidad abrasadora. Sintió el dolor como una ola que la consumía por completo, una descarga que quemaba sus nervios y hacía que cada célula de su cuerpo gritara.</text:p>
      <text:p text:style-name="Standard"/>
      <text:p text:style-name="Standard">El impacto fue devastador. Elara voló por la cueva, como si no pesara nada, su cuerpo golpeando la pared de piedra a varios metros de altura antes de caer con un golpe sordo al suelo. El eco del impacto resonó en la cueva, una serie de estallidos que rebotaban entre las paredes como un retumbar ominoso.</text:p>
      <text:p text:style-name="Standard"/>
      <text:p text:style-name="Standard">Por un momento, todo quedó en silencio.</text:p>
      <text:p text:style-name="Standard"/>
      <text:p text:style-name="Standard">Elara yacía en el suelo, inmóvil, su cuerpo temblando mientras intentaba recuperar el aliento. El olor acre de ozono llenaba sus pulmones, y el aire alrededor de ella chisporroteaba como si estuviera cargado de electricidad. Sus extremidades se sentían pesadas, torpes, y una sensación de ardor latía en su pecho, allí donde la energía del libro la había golpeado. Aún aturdida, Elara trató de moverse, pero sus músculos parecían haberse negado a responderle.</text:p>
      <text:p text:style-name="Standard"/>
      <text:p text:style-name="Standard">Por fin, con un esfuerzo titánico, logró ponerse de pie, tambaleándose. Su mente luchaba por aclararse, pero el shock del impacto la había dejado confusa y mareada. La cueva parecía girar a su alrededor, y durante un momento, se preguntó si la gravedad misma había sido alterada por la fuerza del códice. Todo se sentía irreal, distorsionado.</text:p>
      <text:p text:style-name="Standard"/>
      <text:p text:style-name="Standard">Aún así, Elara no se rindió. Volvió a caminar hacia el códice, cada paso más cauteloso que el anterior. Sus piernas temblaban bajo su propio peso, pero una fuerza interna, más fuerte que el dolor, la impulsaba a continuar. Esta vez, sus ojos estaban fijos en el libro con un respeto temeroso. Sabía que lo que estaba a punto de hacer podría costarle más que la vida misma.</text:p>
      <text:p text:style-name="Standard"/>
      <text:p text:style-name="Standard">Cuando finalmente llegó al códice, lo miró con detenimiento. No había rastros del estallido de energía que la había lanzado contra la pared, pero una vibración sutil aún se sentía en el aire, como una <text:soft-page-break/>advertencia. Elara extendió la mano, esta vez con mayor cautela, y la apoyó suavemente sobre la cubierta del códice.</text:p>
      <text:p text:style-name="Standard"/>
      <text:p text:style-name="Standard">La sensación fue extraña, casi indescriptible. La superficie del libro, aunque antigua y desgastada, parecía palpitar bajo sus dedos, como si estuviera viva. Los grabados antiguos brillaban débilmente bajo la luz de la cueva, símbolos que no reconocía pero que de alguna manera parecían resonar en su mente, evocando imágenes y sensaciones que no lograba comprender del todo.</text:p>
      <text:p text:style-name="Standard"/>
      <text:p text:style-name="Standard">Con ambas manos, levantó el libro del suelo, y un escalofrío recorrió su cuerpo al sentir su peso. No era un peso físico; era como si el códice estuviera cargado con algo más, algo intangible pero extremadamente denso. Elara sintió que sostenía una energía inmensa entre sus manos, una energía que no pertenecía a este mundo.</text:p>
      <text:p text:style-name="Standard"/>
      <text:p text:style-name="Standard">Sabía que abrir el libro sería el punto de no retorno, pero también sabía que no había otra opción. Algo dentro de ella, una fuerza que no podía explicar, la impulsaba a seguir adelante. Sosteniendo el códice con ambas manos, respiró hondo, su pecho aún ardiendo por la descarga anterior. Con un movimiento decidido, abrió el libro.</text:p>
      <text:p text:style-name="Standard"/>
      <text:p text:style-name="Standard">El efecto fue instantáneo.</text:p>
      <text:p text:style-name="Standard"/>
      <text:p text:style-name="Standard">Un resplandor cegador salió de las páginas, tan brillante que inundó la cueva entera con luz pura. Elara sintió que el espacio a su alrededor se deformaba, como si la realidad misma estuviera siendo alterada. El zumbido agudo llenaba el aire, una vibración que parecía desestabilizar el tejido del universo. La luz era tan intensa que Elara apenas podía mantener los ojos abiertos, pero aún así no apartó la vista.</text:p>
      <text:p text:style-name="Standard"/>
      <text:p text:style-name="Standard">Entonces, el mundo comenzó a disolverse.</text:p>
      <text:p text:style-name="Standard"/>
      <text:p text:style-name="Standard">La cueva alrededor de ella se desintegró en una niebla luminosa, y Elara sintió que el suelo desaparecía bajo sus pies. La gravedad la abandonó, y de repente, se encontró flotando en un vacío inmenso y resplandeciente. No había ni arriba ni abajo, solo luz y silencio. El tiempo parecía detenerse. Elara no podía moverse, no podía respirar, y poco a poco, sintió que su conciencia se desvanecía.</text:p>
      <text:p text:style-name="Standard"/>
      <text:p text:style-name="Standard">La oscuridad se apoderó de ella.</text:p>
      <text:p text:style-name="Standard"/>
      <text:p text:style-name="Standard">Elara cayó al suelo como un muñeco roto. Su cuerpo inerte quedó tendido en la fría piedra de la cueva. Y el códice, a su lado, se cerró lentamente por sí mismo, sellando el poder dentro de sus páginas una vez más. El silencio reinó en la cueva, solo roto por el eco lejano de su último suspiro.</text:p>
      <text:p text:style-name="Standard"/>
      <text:p text:style-name="Standard">Elara estaba muer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7T10:14:39.564000000</meta:creation-date>
    <dc:date>2025-02-07T10:16:40.726000000</dc:date>
    <meta:editing-duration>PT2M1S</meta:editing-duration>
    <meta:editing-cycles>1</meta:editing-cycles>
    <meta:document-statistic meta:table-count="0" meta:image-count="0" meta:object-count="0" meta:page-count="11" meta:paragraph-count="170" meta:word-count="5210" meta:character-count="30785" meta:non-whitespace-character-count="25718"/>
    <meta:generator>LibreOffice/7.3.5.2$Windows_X86_64 LibreOffice_project/184fe81b8c8c30d8b5082578aee2fed2ea847c01</meta:generator>
  </office:meta>
</office:document-meta>
</file>